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<text:s/>Boot Boot - (s0.427637 / g1.962149 / a2.389786) - [b0.000000 / e0.427637 / z1.962149 / v0.010000] - (s0.000000 / g1.961880 / a1.961880) - [b0.427906 / e0.427906 / z1.961880 / v0.010000]</text:p>
      <text:p text:style-name="Standard">Zone: 2.000000 <text:s/>BootData BootData - (s0.051662 / g2.338125 / a2.389787) - [b2.389786 / e2.441448 / z2.338125 / v0.010000] - (s0.000000 / g2.338125 / a2.338125) - [b2.441448 / e2.441448 / z2.338125 / v0.010000]</text:p>
      <text:p text:style-name="Standard">Zone: 3.000000 <text:s/>ProgramHints ProgramHints</text:p>
      <text:p text:style-name="Standard">Zone: 4.000000 <text:s/>ProgramHintsData ProgramHintsData</text:p>
      <text:p text:style-name="Standard">Zone: 5.000000 <text:s/>Programs Programs - (s9.921325 / g4.417395 / a14.338720) - [b4.779572 / e14.700897 / z4.417395 / v0.020000] - (s0.000000 / g4.417392 / a4.417392) - [b14.700900 / e14.700900 / z4.417392 / v0.020000]</text:p>
      <text:p text:style-name="Standard">Zone: 6.000000 <text:s/>ProgramsWindows !ZoneLabelProgramsWidows! - (s5.196567 / g4.362580 / a9.559147) - [b19.118291 / e24.314858 / z4.362580 / v0.020000] - (s0.000000 / g4.362580 / a4.362580) - [b24.314858 / e24.314858 / z4.362580 / v0.020000]</text:p>
      <text:p text:style-name="Standard">Zone: 7.000000 <text:s/>ProgramsData ProgramsData - (s0.718786 / g4.060787 / a4.779573) - [b28.677437 / e29.396223 / z4.060787 / v0.020000] - (s0.000000 / g4.029975 / a4.029975) - [b29.427035 / e29.427035 / z4.029975 / v0.020000]</text:p>
      <text:p text:style-name="Standard">Zone: 8.000000 <text:s/>IdeScripts IdeScripts - (s1.519614 / g3.259959 / a4.779573) - [b33.457010 / e34.976624 / z3.259959 / v0.010000] - (s0.000000 / g0.870173 / a0.870173) - [b34.976624 / e34.976624 / z0.870173 / v0.010000]</text:p>
      <text:p text:style-name="Standard">Zone: 9.000000 <text:s/>DevToDo DevToDo - (s5.610076 / g3.949071 / a9.559147) - [b35.846796 / e41.456872 / z3.949071 / v0.01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9.000000 DevToDo DevToDo 2021-11-06 18:53:02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5.610076 (2.347522%)</text:p>
      <text:p text:style-name="Standard"><text:s text:c="18"/>Gap: 3.949071 (1.652478%)</text:p>
      <text:p text:style-name="Standard"><text:s text:c="16"/>Total: 9.559147 (19.000000%)</text:p>
      <text:p text:style-name="Standard"/>
      <text:p text:style-name="Standard"><text:s text:c="8"/>Files/folders: <text:s text:c="10"/>444,185 (0.020769%) </text:p>
      <text:p text:style-name="Standard"><text:s text:c="12"/>Fragments: <text:s text:c="14"/>130 (4.513889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35.846796 (0.000000%)</text:p>
      <text:p text:style-name="Standard"><text:s text:c="13"/>Files End: 41.456872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1.652478% (3.949071)</text:p>
      <text:p text:style-name="Standard"><text:s text:c="17"/></text:p>
      <text:p text:style-name="Standard"><text:s text:c="15"/>The desired min gap size. (GapRequested): 2.546833 <text:s/>44.003705</text:p>
      <text:p text:style-name="Standard"><text:s text:c="14"/>Must be half the zone size. (GapAdjusted): 2.546833 <text:s/>44.003705</text:p>
      <text:p text:style-name="Standard"><text:s text:c="15"/>Align to the volume evenly. (GapRounded): 3.949071 45.405943</text:p>
      <text:p text:style-name="Standard"><text:s text:c="10"/>The remaining space available. (GapAvailable): 55.615568 97.072440</text:p>
      <text:p text:style-name="Standard"><text:s text:c="6"/>The lower of adjusted and available. (GapCurrent): 3.949071 45.405943</text:p>
      <text:p text:style-name="Standard"><text:s text:c="4"/>(GapCurrent) after any code you inserted. (GapUsed): 3.949071 45.40594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7986409993.643394 (4.902292%)</text:p>
      <text:p text:style-name="Standard"><text:s text:c="19"/>Total Used: 173384462499.839970 (68.543475%)</text:p>
      <text:p text:style-name="Standard"><text:s text:c="9"/>Volume Used by Zones: 16175393751.040009 (1.652478%)</text:p>
      <text:p text:style-name="Standard"/>
      <text:p text:style-name="Standard">Directory and Files Select:</text:p>
      <text:p text:style-name="Standard">---------------------------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oft-page-break/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oft-page-break/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oft-page-break/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<text:soft-page-break/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677,359,448,064 (165.370959)</text:p>
      <text:p text:style-name="Standard"><text:s text:c="10"/>Volume Free: <text:s text:c="8"/>301,497,085,952, (73.607687)</text:p>
      <text:p text:style-name="Standard"><text:s text:c="9"/></text:p>
      <text:p text:style-name="Standard"><text:s text:c="5"/>Volume Used Calc: <text:s text:c="6"/>29365696020.480000 (73.607687)</text:p>
      <text:p text:style-name="Standard"><text:s text:c="6"/>Volume Free Adj: <text:s text:c="6"/>208636565189.75388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135,770</text:p>
      <text:p text:style-name="Standard"><text:s text:c="5"/>Fragmented Items: <text:s text:c="18"/>2,042</text:p>
      <text:p text:style-name="Standard"/>
      <text:p text:style-name="Standard"><text:s text:c="4"/>Unfragmented Data: <text:s text:c="8"/>483,418,746,880 bytes</text:p>
      <text:p text:style-name="Standard"><text:s text:c="6"/>Fragmented Data: <text:s text:c="8"/>193,908,105,216 bytes</text:p>
      <text:p text:style-name="Standard"/>
      <text:p text:style-name="Standard"><text:s text:c="13"/>All Gaps: <text:s text:c="17"/>64,512</text:p>
      <text:p text:style-name="Standard"><text:s text:c="13"/>All gaps: <text:s text:c="8"/>301,519,765,504 bytes</text:p>
      <text:p text:style-name="Standard"><text:s text:c="10"/>Average gap: <text:s text:c="14"/>4,673,536 bytes</text:p>
      <text:p text:style-name="Standard"><text:s text:c="11"/>Median gap: <text:s text:c="17"/>20,480 bytes</text:p>
      <text:p text:style-name="Standard"><text:s text:c="10"/>Biggest gap: <text:s text:c="10"/>9,999,949,824 bytes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<text:soft-page-break/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2"/>-3,676,710.8061 clusters</text:p>
      <text:p text:style-name="Standard"><text:s text:c="38"/>-1.5385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35,770</text:p>
      <text:p text:style-name="Standard"><text:s text:c="2"/>Fragmented Items: <text:s text:c="12"/>2,042</text:p>
      <text:p text:style-name="Standard"><text:s/>Unfragmented Data: <text:s text:c="2"/>483,418,746,880 bytes</text:p>
      <text:p text:style-name="Standard"><text:s text:c="3"/>Fragmented Data: <text:s text:c="2"/>193,908,105,216 bytes</text:p>
      <text:p text:style-name="Standard">Gaps:</text:p>
      <text:p text:style-name="Standard"><text:s text:c="10"/>All Gaps: <text:s text:c="11"/>64,512</text:p>
      <text:p text:style-name="Standard"><text:s text:c="10"/>All gaps: <text:s text:c="2"/>301,519,765,504 bytes</text:p>
      <text:p text:style-name="Standard"><text:s text:c="7"/>Average gap: <text:s text:c="8"/>4,673,536 bytes</text:p>
      <text:p text:style-name="Standard"><text:s text:c="8"/>Median gap: <text:s text:c="11"/>20,480 bytes</text:p>
      <text:p text:style-name="Standard"><text:s text:c="7"/>Biggest gap: <text:s text:c="4"/>9,999,949,824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1,614 <text:s text:c="10"/>95.5078%</text:p>
      <text:p text:style-name="Standard"><text:s text:c="3"/>Big gaps <text:s text:c="16"/>2,898 <text:s text:c="11"/>4.4922%</text:p>
      <text:p text:style-name="Standard"><text:s text:c="16"/>----------------- -----------------</text:p>
      <text:p text:style-name="Standard"><text:s text:c="3"/>All gaps <text:s text:c="15"/>64,51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1,347,976,192 <text:s text:c="10"/>10.5686 <text:s text:c="11"/>3.7636%</text:p>
      <text:p text:style-name="Standard"><text:s text:c="3"/>Big gaps <text:s text:c="6"/>290,171,789,312 <text:s text:c="9"/>270.2435 <text:s text:c="10"/>96.2364%</text:p>
      <text:p text:style-name="Standard"><text:s text:c="16"/>----------------- ----------------- -----------------</text:p>
      <text:p text:style-name="Standard"><text:soft-page-break/><text:s text:c="3"/>All gaps <text:s text:c="6"/>301,519,765,504 <text:s text:c="9"/>280.8122 <text:s text:c="9"/>100.0000%</text:p>
      <text:p text:style-name="Standard"/>
      <text:p text:style-name="Standard"><text:s text:c="3"/>Average gap <text:s text:c="9"/>4,673,536 <text:s text:c="11"/>0.0044 <text:s text:c="11"/>0.0015%</text:p>
      <text:p text:style-name="Standard"><text:s text:c="3"/>Median gap <text:s text:c="13"/>20,480 <text:s text:c="11"/>0.0000 <text:s text:c="11"/>0.0000%</text:p>
      <text:p text:style-name="Standard"><text:s text:c="3"/>Biggest gap <text:s text:c="5"/>9,999,949,824 <text:s text:c="11"/>9.3132 <text:s text:c="11"/>3.316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770,383 <text:s text:c="12"/>2,025 <text:s text:c="8"/>1,772,408</text:p>
      <text:p text:style-name="Standard"><text:s text:c="3"/>Folders <text:s text:c="10"/>365,387 <text:s text:c="15"/>17 <text:s text:c="10"/>365,404</text:p>
      <text:p text:style-name="Standard"><text:s text:c="3"/>------- ----------------- ----------------- -----------------</text:p>
      <text:p text:style-name="Standard"><text:s text:c="3"/>All <text:s text:c="12"/>2,135,770 <text:s text:c="12"/>2,042 <text:s text:c="8"/>2,137,812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128% <text:s text:c="10"/>0.0947% <text:s text:c="9"/>82.9076%</text:p>
      <text:p text:style-name="Standard"><text:s text:c="3"/>Folders <text:s text:c="10"/>17.0916% <text:s text:c="10"/>0.0008% <text:s text:c="9"/>17.0924%</text:p>
      <text:p text:style-name="Standard"><text:s text:c="3"/>------- ----------------- ----------------- -----------------</text:p>
      <text:p text:style-name="Standard"><text:s text:c="3"/>All <text:s text:c="14"/>99.9045% <text:s text:c="10"/>0.095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82,490,978,304 <text:s text:c="2"/>193,906,253,824 <text:s text:c="2"/>676,397,232,128</text:p>
      <text:p text:style-name="Standard"><text:s text:c="3"/>Folders <text:s text:c="6"/>927,768,576 <text:s text:c="8"/>1,851,392 <text:s text:c="6"/>929,619,968</text:p>
      <text:p text:style-name="Standard"><text:s text:c="3"/>------- ----------------- ----------------- -----------------</text:p>
      <text:p text:style-name="Standard"><text:s text:c="3"/>All <text:s text:c="6"/>483,418,746,880 <text:s text:c="2"/>193,908,105,216 <text:s text:c="2"/>677,326,852,096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49.3547 <text:s text:c="9"/>180.5893 <text:s text:c="9"/>629.9440</text:p>
      <text:p text:style-name="Standard"><text:soft-page-break/><text:s text:c="3"/>Folders <text:s text:c="11"/>0.8641 <text:s text:c="11"/>0.0017 <text:s text:c="11"/>0.8658</text:p>
      <text:p text:style-name="Standard"><text:s text:c="3"/>------- ----------------- ----------------- -----------------</text:p>
      <text:p text:style-name="Standard"><text:s text:c="3"/>All <text:s text:c="13"/>450.2188 <text:s text:c="9"/>180.5910 <text:s text:c="9"/>630.8098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2346% <text:s text:c="9"/>28.6282% <text:s text:c="9"/>99.8628%</text:p>
      <text:p text:style-name="Standard"><text:s text:c="3"/>Folders <text:s text:c="11"/>0.1370% <text:s text:c="10"/>0.0003% <text:s text:c="10"/>0.1372%</text:p>
      <text:p text:style-name="Standard"><text:s text:c="3"/>------- ----------------- ----------------- -----------------</text:p>
      <text:p text:style-name="Standard"><text:s text:c="3"/>All <text:s text:c="14"/>71.3716% <text:s text:c="9"/>28.6284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80,532,690,002 <text:s text:c="2"/>256,358,908,557 <text:s text:c="2"/>736,891,598,559</text:p>
      <text:p text:style-name="Standard"><text:s text:c="3"/>Folders <text:s text:c="6"/>927,738,630 <text:s text:c="8"/>1,851,392 <text:s text:c="6"/>929,590,022</text:p>
      <text:p text:style-name="Standard"><text:s text:c="3"/>------- ----------------- ----------------- -----------------</text:p>
      <text:p text:style-name="Standard"><text:s text:c="3"/>All <text:s text:c="6"/>481,460,428,632 <text:s text:c="2"/>256,360,759,949 <text:s text:c="2"/>737,821,188,581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47.5309 <text:s text:c="9"/>238.7528 <text:s text:c="9"/>686.2838</text:p>
      <text:p text:style-name="Standard"><text:s text:c="3"/>Folders <text:s text:c="11"/>0.8640 <text:s text:c="11"/>0.0017 <text:s text:c="11"/>0.8657</text:p>
      <text:p text:style-name="Standard"><text:s text:c="3"/>------- ----------------- ----------------- -----------------</text:p>
      <text:p text:style-name="Standard"><text:s text:c="3"/>All <text:s text:c="13"/>448.3950 <text:s text:c="9"/>238.7546 <text:s text:c="9"/>687.1495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65.1286% <text:s text:c="9"/>34.7454% <text:s text:c="9"/>99.8740%</text:p>
      <text:p text:style-name="Standard"><text:s text:c="3"/>Folders <text:s text:c="11"/>0.1257% <text:s text:c="10"/>0.0003% <text:s text:c="10"/>0.1260%</text:p>
      <text:p text:style-name="Standard"><text:s text:c="3"/>------- ----------------- ----------------- -----------------</text:p>
      <text:p text:style-name="Standard"><text:s text:c="3"/>All <text:s text:c="14"/>65.2544% <text:s text:c="9"/>34.7456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Zone: 1.000000 Boot Boot 2021-11-06 18:53:00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427637 (0.178944%)</text:p>
      <text:p text:style-name="Standard"><text:s text:c="18"/>Gap: 1.962149 (0.821056%)</text:p>
      <text:p text:style-name="Standard"><text:s text:c="16"/>Total: 2.389786 (1.000000%)</text:p>
      <text:p text:style-name="Standard"/>
      <text:p text:style-name="Standard"><text:s text:c="8"/>Files/folders: <text:s text:c="12"/>2,244 (0.000094%) </text:p>
      <text:p text:style-name="Standard"><text:s text:c="12"/>Fragments: <text:s text:c="16"/>8 (0.39177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427637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21056% (1.962149)</text:p>
      <text:p text:style-name="Standard"><text:s text:c="17"/></text:p>
      <text:p text:style-name="Standard"><text:s text:c="15"/>The desired min gap size. (GapRequested): 0.254683 <text:s/>0.682320</text:p>
      <text:p text:style-name="Standard"><text:s text:c="14"/>Must be half the zone size. (GapAdjusted): 0.254683 <text:s/>0.682320</text:p>
      <text:p text:style-name="Standard"><text:s text:c="15"/>Align to the volume evenly. (GapRounded): 1.962149 2.389786</text:p>
      <text:p text:style-name="Standard"><text:s text:c="10"/>The remaining space available. (GapAvailable): 73.655725 74.083362</text:p>
      <text:p text:style-name="Standard"><text:s text:c="6"/>The lower of adjusted and available. (GapCurrent): 1.962149 2.389786</text:p>
      <text:p text:style-name="Standard"><text:s text:c="4"/>(GapCurrent) after any code you inserted. (GapUsed): 1.962149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43182825.948770 (0.106572%)</text:p>
      <text:p text:style-name="Standard"><text:s text:c="19"/>Total Used: 8036964188.160000 (2.665690%)</text:p>
      <text:p text:style-name="Standard"><text:s text:c="9"/>Volume Used by Zones: 8036964188.160000 (0.821056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<text:soft-page-break/>----------------------------------------------------------</text:p>
      <text:p text:style-name="Standard">Zone: 1.000000 Boot Boot 2021-11-06 18:53:00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961880 (0.820944%)</text:p>
      <text:p text:style-name="Standard"><text:s text:c="16"/>Total: 1.96188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427906 (0.000000%)</text:p>
      <text:p text:style-name="Standard"><text:s text:c="13"/>Files End: 0.42790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20944% (1.961880)</text:p>
      <text:p text:style-name="Standard"><text:s text:c="17"/></text:p>
      <text:p text:style-name="Standard"><text:s text:c="15"/>The desired min gap size. (GapRequested): 0.254683 <text:s/>0.682589</text:p>
      <text:p text:style-name="Standard"><text:s text:c="14"/>Must be half the zone size. (GapAdjusted): 0.000000 <text:s/>0.427906</text:p>
      <text:p text:style-name="Standard"><text:s text:c="15"/>Align to the volume evenly. (GapRounded): 1.961880 2.389786</text:p>
      <text:p text:style-name="Standard"><text:s text:c="10"/>The remaining space available. (GapAvailable): 73.655772 74.083678</text:p>
      <text:p text:style-name="Standard"><text:s text:c="6"/>The lower of adjusted and available. (GapCurrent): 1.961880 2.389786</text:p>
      <text:p text:style-name="Standard"><text:s text:c="4"/>(GapCurrent) after any code you inserted. (GapUsed): 1.961880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086365651.897540 (0.213143%)</text:p>
      <text:p text:style-name="Standard"><text:s text:c="19"/>Total Used: 16072826552.320000 (5.331016%)</text:p>
      <text:p text:style-name="Standard"><text:s text:c="9"/>Volume Used by Zones: 8035862364.160000 (0.820944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<text:soft-page-break/>Zone: 2.000000 BootData Boot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51662 (0.021618%)</text:p>
      <text:p text:style-name="Standard"><text:s text:c="18"/>Gap: 2.338125 (0.978382%)</text:p>
      <text:p text:style-name="Standard"><text:s text:c="16"/>Total: 2.389787 (2.000000%)</text:p>
      <text:p text:style-name="Standard"/>
      <text:p text:style-name="Standard"><text:s text:c="8"/>Files/folders: <text:s text:c="15"/>99 (0.004631%) </text:p>
      <text:p text:style-name="Standard"><text:s text:c="12"/>Fragments: <text:s text:c="15"/>18 (0.884521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3"/>Files End: 2.44144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78382% (2.338125)</text:p>
      <text:p text:style-name="Standard"><text:s text:c="17"/></text:p>
      <text:p text:style-name="Standard"><text:s text:c="15"/>The desired min gap size. (GapRequested): 0.254683 <text:s/>2.696131</text:p>
      <text:p text:style-name="Standard"><text:s text:c="14"/>Must be half the zone size. (GapAdjusted): 0.103324 <text:s/>2.544772</text:p>
      <text:p text:style-name="Standard"><text:s text:c="15"/>Align to the volume evenly. (GapRounded): 2.338125 4.779573</text:p>
      <text:p text:style-name="Standard"><text:s text:c="10"/>The remaining space available. (GapAvailable): 71.693892 74.135340</text:p>
      <text:p text:style-name="Standard"><text:s text:c="6"/>The lower of adjusted and available. (GapCurrent): 2.338125 4.779573</text:p>
      <text:p text:style-name="Standard"><text:s text:c="4"/>(GapCurrent) after any code you inserted. (GapUsed): 2.338125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129548477.846310 (0.319715%)</text:p>
      <text:p text:style-name="Standard"><text:s text:c="19"/>Total Used: 25649786224.639999 (8.507507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oft-page-break/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2.338125 (0.978382%)</text:p>
      <text:p text:style-name="Standard"><text:s text:c="16"/>Total: 2.338125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441448 (0.000000%)</text:p>
      <text:p text:style-name="Standard"><text:s text:c="13"/>Files End: 2.44144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78382% (2.338125)</text:p>
      <text:p text:style-name="Standard"><text:s text:c="17"/></text:p>
      <text:p text:style-name="Standard"><text:s text:c="15"/>The desired min gap size. (GapRequested): 0.254683 <text:s/>2.696131</text:p>
      <text:p text:style-name="Standard"><text:s text:c="14"/>Must be half the zone size. (GapAdjusted): 0.000000 <text:s/>2.441448</text:p>
      <text:p text:style-name="Standard"><text:s text:c="15"/>Align to the volume evenly. (GapRounded): 2.338125 4.779573</text:p>
      <text:p text:style-name="Standard"><text:s text:c="10"/>The remaining space available. (GapAvailable): 71.693892 74.135340</text:p>
      <text:p text:style-name="Standard"><text:s text:c="6"/>The lower of adjusted and available. (GapCurrent): 2.338125 4.779573</text:p>
      <text:p text:style-name="Standard"><text:s text:c="4"/>(GapCurrent) after any code you inserted. (GapUsed): 2.338125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172731303.795080 (0.426286%)</text:p>
      <text:p text:style-name="Standard"><text:s text:c="19"/>Total Used: 35226745896.959999 (11.683988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<text:soft-page-break/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9.921325 (4.151553%)</text:p>
      <text:p text:style-name="Standard"><text:s text:c="18"/>Gap: 4.417395 (1.848447%)</text:p>
      <text:p text:style-name="Standard"><text:s text:c="16"/>Total: 14.338720 (8.000000%)</text:p>
      <text:p text:style-name="Standard"/>
      <text:p text:style-name="Standard"><text:s text:c="8"/>Files/folders: <text:s text:c="10"/>286,138 (0.013378%) </text:p>
      <text:p text:style-name="Standard"><text:s text:c="12"/>Fragments: <text:s text:c="14"/>181 (8.97372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3"/>Files End: 14.700897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48447% (4.417395)</text:p>
      <text:p text:style-name="Standard"><text:s text:c="17"/></text:p>
      <text:p text:style-name="Standard"><text:s text:c="15"/>The desired min gap size. (GapRequested): 0.509367 <text:s/>15.210264</text:p>
      <text:p text:style-name="Standard"><text:s text:c="14"/>Must be half the zone size. (GapAdjusted): 0.509367 <text:s/>15.210264</text:p>
      <text:p text:style-name="Standard"><text:s text:c="15"/>Align to the volume evenly. (GapRounded): 4.417395 19.118292</text:p>
      <text:p text:style-name="Standard"><text:s text:c="10"/>The remaining space available. (GapAvailable): 69.346358 84.047255</text:p>
      <text:p text:style-name="Standard"><text:soft-page-break/><text:s text:c="6"/>The lower of adjusted and available. (GapCurrent): 4.417395 19.118292</text:p>
      <text:p text:style-name="Standard"><text:s text:c="4"/>(GapCurrent) after any code you inserted. (GapUsed): 4.417395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6259096955.692619 (0.639429%)</text:p>
      <text:p text:style-name="Standard"><text:s text:c="19"/>Total Used: 53320394506.239998 (17.687055%)</text:p>
      <text:p text:style-name="Standard"><text:s text:c="9"/>Volume Used by Zones: 18093648609.279999 (1.848447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<text:soft-page-break/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<text:soft-page-break/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><text:soft-page-break/></text:p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oft-page-break/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417392 (1.848446%)</text:p>
      <text:p text:style-name="Standard"><text:s text:c="16"/>Total: 4.417392 (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4.700900 (0.000000%)</text:p>
      <text:p text:style-name="Standard"><text:s text:c="13"/>Files End: 14.700900</text:p>
      <text:p text:style-name="Standard"><text:s text:c="13"/>Zone End: 19.118292 (8.000000%)</text:p>
      <text:p text:style-name="Standard"><text:soft-page-break/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48446% (4.417392)</text:p>
      <text:p text:style-name="Standard"><text:s text:c="17"/></text:p>
      <text:p text:style-name="Standard"><text:s text:c="15"/>The desired min gap size. (GapRequested): 0.509367 <text:s/>15.210267</text:p>
      <text:p text:style-name="Standard"><text:s text:c="14"/>Must be half the zone size. (GapAdjusted): 0.000000 <text:s/>14.700900</text:p>
      <text:p text:style-name="Standard"><text:s text:c="15"/>Align to the volume evenly. (GapRounded): 4.417392 19.118292</text:p>
      <text:p text:style-name="Standard"><text:s text:c="10"/>The remaining space available. (GapAvailable): 69.340422 84.041322</text:p>
      <text:p text:style-name="Standard"><text:s text:c="6"/>The lower of adjusted and available. (GapCurrent): 4.417392 19.118292</text:p>
      <text:p text:style-name="Standard"><text:s text:c="4"/>(GapCurrent) after any code you inserted. (GapUsed): 4.417392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8345462607.590159 (0.852573%)</text:p>
      <text:p text:style-name="Standard"><text:s text:c="19"/>Total Used: 71414030827.519989 (25.791361%)</text:p>
      <text:p text:style-name="Standard"><text:s text:c="9"/>Volume Used by Zones: 18093636321.279999 (1.848446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oft-page-break/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oft-page-break/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oft-page-break/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<text:soft-page-break/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5.196567 (2.174490%)</text:p>
      <text:p text:style-name="Standard"><text:soft-page-break/><text:s text:c="18"/>Gap: 4.362580 (1.825510%)</text:p>
      <text:p text:style-name="Standard"><text:s text:c="16"/>Total: 9.559147 (12.000000%)</text:p>
      <text:p text:style-name="Standard"/>
      <text:p text:style-name="Standard"><text:s text:c="8"/>Files/folders: <text:s text:c="10"/>365,826 (0.017074%) </text:p>
      <text:p text:style-name="Standard"><text:s text:c="12"/>Fragments: <text:s text:c="14"/>169 (7.68181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9.118291 (0.000000%)</text:p>
      <text:p text:style-name="Standard"><text:s text:c="13"/>Files End: 24.314858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25510% (4.362580)</text:p>
      <text:p text:style-name="Standard"><text:s text:c="17"/></text:p>
      <text:p text:style-name="Standard"><text:s text:c="15"/>The desired min gap size. (GapRequested): 0.509367 <text:s/>24.824225</text:p>
      <text:p text:style-name="Standard"><text:s text:c="14"/>Must be half the zone size. (GapAdjusted): 0.509367 <text:s/>24.824225</text:p>
      <text:p text:style-name="Standard"><text:s text:c="15"/>Align to the volume evenly. (GapRounded): 4.362580 28.677438</text:p>
      <text:p text:style-name="Standard"><text:s text:c="10"/>The remaining space available. (GapAvailable): 64.922954 89.237812</text:p>
      <text:p text:style-name="Standard"><text:s text:c="6"/>The lower of adjusted and available. (GapCurrent): 4.362580 28.677438</text:p>
      <text:p text:style-name="Standard"><text:s text:c="4"/>(GapCurrent) after any code you inserted. (GapUsed): 4.362580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431828259.487698 (1.065716%)</text:p>
      <text:p text:style-name="Standard"><text:s text:c="19"/>Total Used: 89283156541.439972 (32.245894%)</text:p>
      <text:p text:style-name="Standard"><text:s text:c="9"/>Volume Used by Zones: 17869125713.919983 (1.82551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s text:c="16"/>not(</text:p>
      <text:p text:style-name="Standard"><text:s text:c="16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<text:soft-page-break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362580 (1.825510%)</text:p>
      <text:p text:style-name="Standard"><text:s text:c="16"/>Total: 4.362580 (1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4.314858 (0.000000%)</text:p>
      <text:p text:style-name="Standard"><text:s text:c="13"/>Files End: 24.314858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25510% (4.362580)</text:p>
      <text:p text:style-name="Standard"><text:s text:c="17"/></text:p>
      <text:p text:style-name="Standard"><text:s text:c="15"/>The desired min gap size. (GapRequested): 0.509367 <text:s/>24.824225</text:p>
      <text:p text:style-name="Standard"><text:s text:c="14"/>Must be half the zone size. (GapAdjusted): 0.000000 <text:s/>24.314858</text:p>
      <text:p text:style-name="Standard"><text:s text:c="15"/>Align to the volume evenly. (GapRounded): 4.362580 28.677438</text:p>
      <text:p text:style-name="Standard"><text:s text:c="10"/>The remaining space available. (GapAvailable): 64.922976 89.237834</text:p>
      <text:p text:style-name="Standard"><text:soft-page-break/><text:s text:c="6"/>The lower of adjusted and available. (GapCurrent): 4.362580 28.677438</text:p>
      <text:p text:style-name="Standard"><text:s text:c="4"/>(GapCurrent) after any code you inserted. (GapUsed): 4.362580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518193911.385237 (1.278859%)</text:p>
      <text:p text:style-name="Standard"><text:s text:c="19"/>Total Used: 107152282255.359990 (41.542508%)</text:p>
      <text:p text:style-name="Standard"><text:s text:c="9"/>Volume Used by Zones: 17869125713.920013 (1.82551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s text:c="16"/>not(</text:p>
      <text:p text:style-name="Standard"><text:s text:c="16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06 18:53:01</text:p>
      <text:p text:style-name="Standard"/>
      <text:p text:style-name="Standard"><text:soft-page-break/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718786 (0.300774%)</text:p>
      <text:p text:style-name="Standard"><text:s text:c="18"/>Gap: 4.060787 (1.699226%)</text:p>
      <text:p text:style-name="Standard"><text:s text:c="16"/>Total: 4.779573 (14.000000%)</text:p>
      <text:p text:style-name="Standard"/>
      <text:p text:style-name="Standard"><text:s text:c="8"/>Files/folders: <text:s text:c="11"/>13,744 (0.000608%) </text:p>
      <text:p text:style-name="Standard"><text:s text:c="12"/>Fragments: <text:s text:c="15"/>44 (1.624815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8.677437 (0.000000%)</text:p>
      <text:p text:style-name="Standard"><text:s text:c="13"/>Files End: 29.396223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699226% (4.060787)</text:p>
      <text:p text:style-name="Standard"><text:s text:c="17"/></text:p>
      <text:p text:style-name="Standard"><text:s text:c="15"/>The desired min gap size. (GapRequested): 0.509367 <text:s/>29.905590</text:p>
      <text:p text:style-name="Standard"><text:s text:c="14"/>Must be half the zone size. (GapAdjusted): 0.509367 <text:s/>29.905590</text:p>
      <text:p text:style-name="Standard"><text:s text:c="15"/>Align to the volume evenly. (GapRounded): 4.060787 33.457010</text:p>
      <text:p text:style-name="Standard"><text:s text:c="10"/>The remaining space available. (GapAvailable): 60.560397 89.956620</text:p>
      <text:p text:style-name="Standard"><text:s text:c="6"/>The lower of adjusted and available. (GapCurrent): 4.060787 33.457010</text:p>
      <text:p text:style-name="Standard"><text:s text:c="4"/>(GapCurrent) after any code you inserted. (GapUsed): 4.060787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604559563.282776 (1.492002%)</text:p>
      <text:p text:style-name="Standard"><text:s text:c="19"/>Total Used: 123785267609.599980 (47.991108%)</text:p>
      <text:p text:style-name="Standard"><text:s text:c="9"/>Volume Used by Zones: 16632985354.239990 (1.699226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<text:soft-page-break/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029975 (1.686333%)</text:p>
      <text:p text:style-name="Standard"><text:s text:c="16"/>Total: 4.029975 (14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9.427035 (0.000000%)</text:p>
      <text:p text:style-name="Standard"><text:s text:c="13"/>Files End: 29.427035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686333% (4.029975)</text:p>
      <text:p text:style-name="Standard"><text:s text:c="17"/></text:p>
      <text:p text:style-name="Standard"><text:s text:c="15"/>The desired min gap size. (GapRequested): 0.509367 <text:s/>29.936402</text:p>
      <text:p text:style-name="Standard"><text:s text:c="14"/>Must be half the zone size. (GapAdjusted): 0.000000 <text:s/>29.427035</text:p>
      <text:p text:style-name="Standard"><text:s text:c="15"/>Align to the volume evenly. (GapRounded): 4.029975 33.457010</text:p>
      <text:p text:style-name="Standard"><text:s text:c="10"/>The remaining space available. (GapAvailable): 60.529585 89.956620</text:p>
      <text:p text:style-name="Standard"><text:s text:c="6"/>The lower of adjusted and available. (GapCurrent): 4.029975 33.457010</text:p>
      <text:p text:style-name="Standard"><text:s text:c="4"/>(GapCurrent) after any code you inserted. (GapUsed): 4.029975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6690925215.180315 (1.705145%)</text:p>
      <text:p text:style-name="Standard"><text:s text:c="19"/>Total Used: 140292047011.839970 (54.988767%)</text:p>
      <text:p text:style-name="Standard"><text:s text:c="9"/>Volume Used by Zones: 16506779402.240005 (1.68633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oft-page-break/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1.519614 (0.635879%)</text:p>
      <text:p text:style-name="Standard"><text:s text:c="18"/>Gap: 3.259959 (1.364122%)</text:p>
      <text:p text:style-name="Standard"><text:s text:c="16"/>Total: 4.779573 (16.000000%)</text:p>
      <text:p text:style-name="Standard"/>
      <text:p text:style-name="Standard"><text:s text:c="8"/>Files/folders: <text:s text:c="10"/>137,481 (0.006408%) </text:p>
      <text:p text:style-name="Standard"><text:s text:c="12"/>Fragments: <text:s text:c="16"/>7 (0.24381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3.457010 (0.000000%)</text:p>
      <text:p text:style-name="Standard"><text:s text:c="13"/>Files End: 34.976624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1.364122% (3.259959)</text:p>
      <text:p text:style-name="Standard"><text:s text:c="17"/></text:p>
      <text:p text:style-name="Standard"><text:s text:c="15"/>The desired min gap size. (GapRequested): 2.546833 <text:s/>37.523457</text:p>
      <text:p text:style-name="Standard"><text:s text:c="14"/>Must be half the zone size. (GapAdjusted): 2.546833 <text:s/>37.523457</text:p>
      <text:p text:style-name="Standard"><text:s text:c="15"/>Align to the volume evenly. (GapRounded): 3.259959 38.236583</text:p>
      <text:p text:style-name="Standard"><text:s text:c="10"/>The remaining space available. (GapAvailable): 56.487874 91.464498</text:p>
      <text:p text:style-name="Standard"><text:s text:c="6"/>The lower of adjusted and available. (GapCurrent): 3.259959 38.236583</text:p>
      <text:p text:style-name="Standard"><text:s text:c="4"/>(GapCurrent) after any code you inserted. (GapUsed): 3.259959 38.236583</text:p>
      <text:p text:style-name="Standard"><text:soft-page-break/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7122753474.668007 (2.770861%)</text:p>
      <text:p text:style-name="Standard"><text:s text:c="19"/>Total Used: 153644840550.399960 (60.233693%)</text:p>
      <text:p text:style-name="Standard"><text:s text:c="9"/>Volume Used by Zones: 13352793538.559998 (1.364122%)</text:p>
      <text:p text:style-name="Standard"/>
      <text:p text:style-name="Standard">Directory and Files Select:</text:p>
      <text:p text:style-name="Standard">---------------------------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oft-page-break/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oft-page-break/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<text:soft-page-break/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06 18:53:01</text:p>
      <text:p text:style-name="Standard"/>
      <text:p text:style-name="Standard"><text:soft-page-break/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0.870173 (0.364122%)</text:p>
      <text:p text:style-name="Standard"><text:s text:c="16"/>Total: 0.870173 (1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976624 (0.000000%)</text:p>
      <text:p text:style-name="Standard"><text:s text:c="13"/>Files End: 34.976624</text:p>
      <text:p text:style-name="Standard"><text:s text:c="13"/>Zone End: 35.846797 (1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0.364122% (0.870173)</text:p>
      <text:p text:style-name="Standard"><text:s text:c="17"/></text:p>
      <text:p text:style-name="Standard"><text:s text:c="15"/>The desired min gap size. (GapRequested): 2.546833 <text:s/>37.523457</text:p>
      <text:p text:style-name="Standard"><text:s text:c="14"/>Must be half the zone size. (GapAdjusted): 0.000000 <text:s/>34.976624</text:p>
      <text:p text:style-name="Standard"><text:s text:c="15"/>Align to the volume evenly. (GapRounded): 0.870173 35.846797</text:p>
      <text:p text:style-name="Standard"><text:s text:c="10"/>The remaining space available. (GapAvailable): 56.486882 91.463506</text:p>
      <text:p text:style-name="Standard"><text:s text:c="6"/>The lower of adjusted and available. (GapCurrent): 0.870173 35.846797</text:p>
      <text:p text:style-name="Standard"><text:s text:c="4"/>(GapCurrent) after any code you inserted. (GapUsed): 0.870173 35.84679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7554581734.155701 (3.836577%)</text:p>
      <text:p text:style-name="Standard"><text:s text:c="19"/>Total Used: 157209068748.799960 (62.148434%)</text:p>
      <text:p text:style-name="Standard"><text:s text:c="9"/>Volume Used by Zones: 3564228198.399994 (0.364122%)</text:p>
      <text:p text:style-name="Standard"/>
      <text:p text:style-name="Standard">Directory and Files Select:</text:p>
      <text:p text:style-name="Standard">---------------------------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oft-page-break/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<text:soft-page-break/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oft-page-break/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><text:soft-page-break/></text:p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06 18:53:02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5.610076 (2.347522%)</text:p>
      <text:p text:style-name="Standard"><text:s text:c="18"/>Gap: 3.949071 (1.652478%)</text:p>
      <text:p text:style-name="Standard"><text:s text:c="16"/>Total: 9.559147 (19.000000%)</text:p>
      <text:p text:style-name="Standard"/>
      <text:p text:style-name="Standard"><text:s text:c="8"/>Files/folders: <text:s text:c="10"/>444,185 (0.020769%) </text:p>
      <text:p text:style-name="Standard"><text:s text:c="12"/>Fragments: <text:s text:c="14"/>130 (4.513889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5.846796 (0.000000%)</text:p>
      <text:p text:style-name="Standard"><text:s text:c="13"/>Files End: 41.456872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oft-page-break/><text:s text:c="6"/>Volume Rounding: 1.000000%</text:p>
      <text:p text:style-name="Standard"><text:s text:c="11"/>Actual Gap: 1.652478% (3.949071)</text:p>
      <text:p text:style-name="Standard"><text:s text:c="17"/></text:p>
      <text:p text:style-name="Standard"><text:s text:c="15"/>The desired min gap size. (GapRequested): 2.546833 <text:s/>44.003705</text:p>
      <text:p text:style-name="Standard"><text:s text:c="14"/>Must be half the zone size. (GapAdjusted): 2.546833 <text:s/>44.003705</text:p>
      <text:p text:style-name="Standard"><text:s text:c="15"/>Align to the volume evenly. (GapRounded): 3.949071 45.405943</text:p>
      <text:p text:style-name="Standard"><text:s text:c="10"/>The remaining space available. (GapAvailable): 55.615568 97.072440</text:p>
      <text:p text:style-name="Standard"><text:s text:c="6"/>The lower of adjusted and available. (GapCurrent): 3.949071 45.405943</text:p>
      <text:p text:style-name="Standard"><text:s text:c="4"/>(GapCurrent) after any code you inserted. (GapUsed): 3.949071 45.40594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7986409993.643394 (4.902292%)</text:p>
      <text:p text:style-name="Standard"><text:s text:c="19"/>Total Used: 173384462499.839970 (68.543475%)</text:p>
      <text:p text:style-name="Standard"><text:s text:c="9"/>Volume Used by Zones: 16175393751.040009 (1.652478%)</text:p>
      <text:p text:style-name="Standard"/>
      <text:p text:style-name="Standard">Directory and Files Select:</text:p>
      <text:p text:style-name="Standard">---------------------------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oft-page-break/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oft-page-break/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oft-page-break/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><text:soft-page-break/></text:p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0:34:23.555000000</meta:creation-date>
    <dc:date>2021-11-07T10:35:52.139000000</dc:date>
    <meta:editing-duration>PT1M35S</meta:editing-duration>
    <meta:editing-cycles>1</meta:editing-cycles>
    <meta:document-statistic meta:table-count="0" meta:image-count="0" meta:object-count="0" meta:page-count="44" meta:paragraph-count="1904" meta:word-count="4898" meta:character-count="55407" meta:non-whitespace-character-count="43244"/>
    <meta:generator>LibreOffice/7.1.2.2$Windows_X86_64 LibreOffice_project/8a45595d069ef5570103caea1b71cc9d82b2aae4</meta:generator>
  </office:meta>
</office:document-meta>
</file>